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0.5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&gt;=8" style:apply-style-name="Untitled1" style:base-cell-address="Sheet1.E73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  <style:map style:condition="cell-content()&gt;=8" style:apply-style-name="Untitled1" style:base-cell-address="Sheet1.E7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=8" style:apply-style-name="Untitled1" style:base-cell-address="Sheet1.E73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&gt;=8" style:apply-style-name="Untitled1" style:base-cell-address="Sheet1.E73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0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 style:data-style-name="N12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0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0"/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#b3b3b3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3b3b3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3b3b3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fo:hyphenate="true"/>
    </style:style>
    <style:style style:name="ce28" style:family="table-cell" style:parent-style-name="Default">
      <style:table-cell-properties fo:background-color="#b3b3b3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9"/>
        <table:table-column table:style-name="co4" table:default-cell-style-name="ce5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From Belknaps Grand Canyon River Guide</text:p>
          </table:table-cell>
          <table:table-cell table:number-columns-repeated="2"/>
          <table:table-cell table:style-name="ce7" office:value-type="string" table:number-columns-spanned="3" table:number-rows-spanned="1">
            <text:p>Rapid</text:p>
          </table:table-cell>
          <table:covered-table-cell table:style-name="ce10"/>
          <table:covered-table-cell/>
          <table:table-cell table:number-columns-repeated="1018"/>
        </table:table-row>
        <table:table-row table:style-name="ro2">
          <table:table-cell table:style-name="ce2" office:value-type="string">
            <text:p>R.Mile</text:p>
          </table:table-cell>
          <table:table-cell table:style-name="ce4" office:value-type="string">
            <text:p>Description</text:p>
          </table:table-cell>
          <table:table-cell table:style-name="ce6" office:value-type="string">
            <text:p>Camp Size</text:p>
          </table:table-cell>
          <table:table-cell table:style-name="ce8" office:value-type="string">
            <text:p>Min</text:p>
          </table:table-cell>
          <table:table-cell table:style-name="ce8" office:value-type="string">
            <text:p>Max</text:p>
          </table:table-cell>
          <table:table-cell table:style-name="ce6" office:value-type="string">
            <text:p>Drop</text:p>
          </table:table-cell>
          <table:table-cell table:style-name="ce4" table:number-columns-repeated="1018"/>
        </table:table-row>
        <table:table-row table:style-name="ro3">
          <table:table-cell office:value-type="float" office:value="0">
            <text:p>0.0</text:p>
          </table:table-cell>
          <table:table-cell office:value-type="string">
            <text:p>Lees Ferry</text:p>
          </table:table-cell>
          <table:table-cell table:number-columns-repeated="1022"/>
        </table:table-row>
        <table:table-row table:style-name="ro1">
          <table:table-cell office:value-type="float" office:value="1">
            <text:p>1.0</text:p>
          </table:table-cell>
          <table:table-cell office:value-type="string">
            <text:p>Paria Riffle</text:p>
          </table:table-cell>
          <table:table-cell table:number-columns-repeated="1022"/>
        </table:table-row>
        <table:table-row table:style-name="ro3">
          <table:table-cell office:value-type="float" office:value="3">
            <text:p>3.0</text:p>
          </table:table-cell>
          <table:table-cell office:value-type="string">
            <text:p>Wash 3</text:p>
          </table:table-cell>
          <table:table-cell table:number-columns-repeated="1022"/>
        </table:table-row>
        <table:table-row table:style-name="ro3">
          <table:table-cell office:value-type="float" office:value="4">
            <text:p>4.0</text:p>
          </table:table-cell>
          <table:table-cell office:value-type="string">
            <text:p>Wash 4</text:p>
          </table:table-cell>
          <table:table-cell table:number-columns-repeated="1022"/>
        </table:table-row>
        <table:table-row table:style-name="ro3">
          <table:table-cell office:value-type="float" office:value="4.5">
            <text:p>4.5</text:p>
          </table:table-cell>
          <table:table-cell office:value-type="string">
            <text:p>Navajo Bridge</text:p>
          </table:table-cell>
          <table:table-cell table:number-columns-repeated="1022"/>
        </table:table-row>
        <table:table-row table:style-name="ro3">
          <table:table-cell office:value-type="float" office:value="6">
            <text:p>6.0</text:p>
          </table:table-cell>
          <table:table-cell office:value-type="string">
            <text:p>Camp 6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8">
            <text:p>8.0</text:p>
          </table:table-cell>
          <table:table-cell office:value-type="string">
            <text:p>Badger Creek Rapid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3">
          <table:table-cell office:value-type="float" office:value="8.1">
            <text:p>8.1</text:p>
          </table:table-cell>
          <table:table-cell office:value-type="string">
            <text:p>Badge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8.1">
            <text:p>8.1</text:p>
          </table:table-cell>
          <table:table-cell office:value-type="string">
            <text:p>Jackass Canyon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8.8">
            <text:p>8.8</text:p>
          </table:table-cell>
          <table:table-cell office:value-type="string">
            <text:p>Below Jackass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8.9">
            <text:p>8.9</text:p>
          </table:table-cell>
          <table:table-cell office:value-type="string">
            <text:p>Sandbar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0.2">
            <text:p>10.2</text:p>
          </table:table-cell>
          <table:table-cell office:value-type="string">
            <text:p>Ten Mile Rock</text:p>
          </table:table-cell>
          <table:table-cell table:number-columns-repeated="1022"/>
        </table:table-row>
        <table:table-row table:style-name="ro3">
          <table:table-cell office:value-type="float" office:value="11.3">
            <text:p>11.3</text:p>
          </table:table-cell>
          <table:table-cell office:value-type="string">
            <text:p>Soap Creek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1.4">
            <text:p>11.4</text:p>
          </table:table-cell>
          <table:table-cell office:value-type="string">
            <text:p>Soap Creek Rapid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office:value-type="float" office:value="12">
            <text:p>12.0</text:p>
          </table:table-cell>
          <table:table-cell office:value-type="string">
            <text:p>Brown Inscription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2.4">
            <text:p>12.4</text:p>
          </table:table-cell>
          <table:table-cell office:value-type="string">
            <text:p>Below Salt Water Wash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3">
            <text:p>13.0</text:p>
          </table:table-cell>
          <table:table-cell office:value-type="string">
            <text:p>Ledge 13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4.4">
            <text:p>14.4</text:p>
          </table:table-cell>
          <table:table-cell office:value-type="string">
            <text:p>Sheer Wall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4.5">
            <text:p>14.5</text:p>
          </table:table-cell>
          <table:table-cell office:value-type="string">
            <text:p>Sheer Wall Rapid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float" office:value="16.5">
            <text:p>16.5</text:p>
          </table:table-cell>
          <table:table-cell office:value-type="string">
            <text:p>Hot Na Na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7">
            <text:p>17.0</text:p>
          </table:table-cell>
          <table:table-cell office:value-type="string">
            <text:p>House Rock Rapid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3">
          <table:table-cell office:value-type="float" office:value="17.1">
            <text:p>17.1</text:p>
          </table:table-cell>
          <table:table-cell office:value-type="string">
            <text:p>House Rock 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8.5">
            <text:p>18.5</text:p>
          </table:table-cell>
          <table:table-cell office:value-type="string">
            <text:p>Wash 1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8.6">
            <text:p>18.6</text:p>
          </table:table-cell>
          <table:table-cell office:value-type="string">
            <text:p>Ledge 18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9.2">
            <text:p>19.2</text:p>
          </table:table-cell>
          <table:table-cell office:value-type="string">
            <text:p>Camp 19.2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9.4">
            <text:p>19.4</text:p>
          </table:table-cell>
          <table:table-cell office:value-type="string">
            <text:p>Camp 19.4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0">
            <text:p>20.0</text:p>
          </table:table-cell>
          <table:table-cell office:value-type="string">
            <text:p>Camp 20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0.7">
            <text:p>20.7</text:p>
          </table:table-cell>
          <table:table-cell office:value-type="string">
            <text:p>Upper North Canyon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0.8">
            <text:p>20.8</text:p>
          </table:table-cell>
          <table:table-cell office:value-type="string">
            <text:p>North Canyon Rapid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3">
          <table:table-cell office:value-type="float" office:value="20.9">
            <text:p>20.9</text:p>
          </table:table-cell>
          <table:table-cell office:value-type="string">
            <text:p>Lower North Canyon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1.5">
            <text:p>21.5</text:p>
          </table:table-cell>
          <table:table-cell office:value-type="string">
            <text:p>Rapid 2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3">
          <table:table-cell office:value-type="float" office:value="22">
            <text:p>22.0</text:p>
          </table:table-cell>
          <table:table-cell office:value-type="string">
            <text:p>Camp 22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22.7">
            <text:p>22.7</text:p>
          </table:table-cell>
          <table:table-cell office:value-type="string">
            <text:p>Indian Dick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3">
            <text:p>23.0</text:p>
          </table:table-cell>
          <table:table-cell office:value-type="string">
            <text:p>Rapid 23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23.5">
            <text:p>23.5</text:p>
          </table:table-cell>
          <table:table-cell office:value-type="string">
            <text:p>Rapid 23.5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float" office:value="23.6">
            <text:p>23.6</text:p>
          </table:table-cell>
          <table:table-cell office:value-type="string">
            <text:p>Lone Ceda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4.2">
            <text:p>24.2</text:p>
          </table:table-cell>
          <table:table-cell office:value-type="string">
            <text:p>Georgie Rapid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float" office:value="24.5">
            <text:p>24.5</text:p>
          </table:table-cell>
          <table:table-cell office:value-type="string">
            <text:p>Camp 24.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4.6">
            <text:p>24.6</text:p>
          </table:table-cell>
          <table:table-cell office:value-type="string">
            <text:p>Rapid 24.5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25">
            <text:p>25.0</text:p>
          </table:table-cell>
          <table:table-cell office:value-type="string">
            <text:p>Rapid 2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25.7">
            <text:p>25.7</text:p>
          </table:table-cell>
          <table:table-cell office:value-type="string">
            <text:p>Cave Springs Rapid</text:p>
          </table:table-cell>
          <table:table-cell/>
          <table:table-cell table:number-columns-repeated="3"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26.5">
            <text:p>26.5</text:p>
          </table:table-cell>
          <table:table-cell office:value-type="string">
            <text:p>Above Tiger Wash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7">
            <text:p>27.0</text:p>
          </table:table-cell>
          <table:table-cell office:value-type="string">
            <text:p>Rapid 27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29.5">
            <text:p>29.5</text:p>
          </table:table-cell>
          <table:table-cell office:value-type="string">
            <text:p>Rapid 29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29.6">
            <text:p>29.6</text:p>
          </table:table-cell>
          <table:table-cell office:value-type="string">
            <text:p>Shinumo Wash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30.5">
            <text:p>30.5</text:p>
          </table:table-cell>
          <table:table-cell office:value-type="string">
            <text:p>Fence Fault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30.6">
            <text:p>30.6</text:p>
          </table:table-cell>
          <table:table-cell office:value-type="string">
            <text:p>Sand Pil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31.9">
            <text:p>31.9</text:p>
          </table:table-cell>
          <table:table-cell office:value-type="string">
            <text:p>South Canyon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33.8">
            <text:p>33.8</text:p>
          </table:table-cell>
          <table:table-cell office:value-type="string">
            <text:p>Below Redwall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34.1">
            <text:p>34.1</text:p>
          </table:table-cell>
          <table:table-cell office:value-type="string">
            <text:p>Little Redwall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35">
            <text:p>35.0</text:p>
          </table:table-cell>
          <table:table-cell office:value-type="string">
            <text:p>Nautiloid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36.5">
            <text:p>36.5</text:p>
          </table:table-cell>
          <table:table-cell office:value-type="string">
            <text:p>Rapid 36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38">
            <text:p>38.0</text:p>
          </table:table-cell>
          <table:table-cell office:value-type="string">
            <text:p>Tatahatso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38.3">
            <text:p>38.3</text:p>
          </table:table-cell>
          <table:table-cell office:value-type="string">
            <text:p>Above Marthas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38.6">
            <text:p>38.6</text:p>
          </table:table-cell>
          <table:table-cell office:value-type="string">
            <text:p>Martha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39.2">
            <text:p>39.2</text:p>
          </table:table-cell>
          <table:table-cell office:value-type="string">
            <text:p>Redbud Alcov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41">
            <text:p>41.0</text:p>
          </table:table-cell>
          <table:table-cell office:value-type="string">
            <text:p>Back Farm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43.1">
            <text:p>43.1</text:p>
          </table:table-cell>
          <table:table-cell office:value-type="string">
            <text:p>Anasari Bridge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43.2">
            <text:p>43.2</text:p>
          </table:table-cell>
          <table:table-cell office:value-type="string">
            <text:p>Lower Anasari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43.9">
            <text:p>43.9</text:p>
          </table:table-cell>
          <table:table-cell office:value-type="string">
            <text:p>President Harding Rapid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float" office:value="44">
            <text:p>44.0</text:p>
          </table:table-cell>
          <table:table-cell office:value-type="string">
            <text:p>President Harding Camp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44.5">
            <text:p>44.5</text:p>
          </table:table-cell>
          <table:table-cell office:value-type="string">
            <text:p>Eminenc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45">
            <text:p>45.0</text:p>
          </table:table-cell>
          <table:table-cell office:value-type="string">
            <text:p>Willie Taylor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47.2">
            <text:p>47.2</text:p>
          </table:table-cell>
          <table:table-cell office:value-type="string">
            <text:p>Duck N Quack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47.4">
            <text:p>47.4</text:p>
          </table:table-cell>
          <table:table-cell office:value-type="string">
            <text:p>Upper Saddl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47.5">
            <text:p>47.5</text:p>
          </table:table-cell>
          <table:table-cell office:value-type="string">
            <text:p>Lower Saddl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50">
            <text:p>50.0</text:p>
          </table:table-cell>
          <table:table-cell office:value-type="string">
            <text:p>Dinosaur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51.5">
            <text:p>51.5</text:p>
          </table:table-cell>
          <table:table-cell office:value-type="string">
            <text:p>Camp 51.5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2">
            <text:p>52.0</text:p>
          </table:table-cell>
          <table:table-cell office:value-type="string">
            <text:p>Little Nankoweap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52.2">
            <text:p>52.2</text:p>
          </table:table-cell>
          <table:table-cell office:value-type="string">
            <text:p>Nankoweap Rapi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float" office:value="53">
            <text:p>53.0</text:p>
          </table:table-cell>
          <table:table-cell office:value-type="string">
            <text:p>Upper Nankoweap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53.5">
            <text:p>53.5</text:p>
          </table:table-cell>
          <table:table-cell office:value-type="string">
            <text:p>Main Nankoweap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53.6">
            <text:p>53.6</text:p>
          </table:table-cell>
          <table:table-cell office:value-type="string">
            <text:p>Lower Nankoweap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6.5">
            <text:p>56.5</text:p>
          </table:table-cell>
          <table:table-cell office:value-type="string">
            <text:p>Kwagunt Rapid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56.6">
            <text:p>56.6</text:p>
          </table:table-cell>
          <table:table-cell office:value-type="string">
            <text:p>Kwagunt Camp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57">
            <text:p>57.0</text:p>
          </table:table-cell>
          <table:table-cell office:value-type="string">
            <text:p>Below Kwagun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7.9">
            <text:p>57.9</text:p>
          </table:table-cell>
          <table:table-cell office:value-type="string">
            <text:p>Malgosa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58">
            <text:p>58.0</text:p>
          </table:table-cell>
          <table:table-cell office:value-type="string">
            <text:p>Opposite Malgosa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8.5">
            <text:p>58.5</text:p>
          </table:table-cell>
          <table:table-cell office:value-type="string">
            <text:p>Awatabi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59">
            <text:p>59.0</text:p>
          </table:table-cell>
          <table:table-cell office:value-type="string">
            <text:p>Below Awatabi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60">
            <text:p>60.0</text:p>
          </table:table-cell>
          <table:table-cell office:value-type="string">
            <text:p>Camp 60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60.1">
            <text:p>60.1</text:p>
          </table:table-cell>
          <table:table-cell office:value-type="string">
            <text:p>Rapid 6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float" office:value="60.5">
            <text:p>60.5</text:p>
          </table:table-cell>
          <table:table-cell office:value-type="string">
            <text:p>Ledge 60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61">
            <text:p>61.0</text:p>
          </table:table-cell>
          <table:table-cell office:value-type="string">
            <text:p>Camp 61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61.8">
            <text:p>61.8</text:p>
          </table:table-cell>
          <table:table-cell office:value-type="string">
            <text:p>Above LC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62.1">
            <text:p>62.1</text:p>
          </table:table-cell>
          <table:table-cell office:value-type="string">
            <text:p>Below LCR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63">
            <text:p>63.0</text:p>
          </table:table-cell>
          <table:table-cell office:value-type="string">
            <text:p>Crash Canyon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65">
            <text:p>65.0</text:p>
          </table:table-cell>
          <table:table-cell office:value-type="string">
            <text:p>Carbon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65.9">
            <text:p>65.9</text:p>
          </table:table-cell>
          <table:table-cell office:value-type="string">
            <text:p>Lava Canyon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66">
            <text:p>66.0</text:p>
          </table:table-cell>
          <table:table-cell office:value-type="string">
            <text:p>Lava Canyon Rapid</text:p>
          </table:table-cell>
          <table:table-cell table:style-name="Default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3">
          <table:table-cell office:value-type="float" office:value="66.1">
            <text:p>66.1</text:p>
          </table:table-cell>
          <table:table-cell office:value-type="string">
            <text:p>Palisade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66.8">
            <text:p>66.8</text:p>
          </table:table-cell>
          <table:table-cell office:value-type="string">
            <text:p>Above Espejo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68.3">
            <text:p>68.3</text:p>
          </table:table-cell>
          <table:table-cell office:value-type="string">
            <text:p>Upper Tanner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68.6">
            <text:p>68.6</text:p>
          </table:table-cell>
          <table:table-cell office:value-type="string">
            <text:p>Tanner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69">
            <text:p>69.0</text:p>
          </table:table-cell>
          <table:table-cell office:value-type="string">
            <text:p>Tanner Rapid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3">
          <table:table-cell office:value-type="float" office:value="69.2">
            <text:p>69.2</text:p>
          </table:table-cell>
          <table:table-cell office:value-type="string">
            <text:p>Below Tanne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70">
            <text:p>70.0</text:p>
          </table:table-cell>
          <table:table-cell office:value-type="string">
            <text:p>Basal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71.8">
            <text:p>71.8</text:p>
          </table:table-cell>
          <table:table-cell office:value-type="string">
            <text:p>Cardena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2.5">
            <text:p>72.5</text:p>
          </table:table-cell>
          <table:table-cell office:value-type="string">
            <text:p>Upper Unka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2.6">
            <text:p>72.6</text:p>
          </table:table-cell>
          <table:table-cell office:value-type="string">
            <text:p>Unkar Left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73">
            <text:p>73.0</text:p>
          </table:table-cell>
          <table:table-cell office:value-type="string">
            <text:p>Unkar Rapid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3">
          <table:table-cell office:value-type="float" office:value="74.5">
            <text:p>74.5</text:p>
          </table:table-cell>
          <table:table-cell office:value-type="string">
            <text:p>Upper Rattlesnak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75.5">
            <text:p>75.5</text:p>
          </table:table-cell>
          <table:table-cell office:value-type="string">
            <text:p>Escalante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75.9">
            <text:p>75.9</text:p>
          </table:table-cell>
          <table:table-cell office:value-type="string">
            <text:p>Upper Nevills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76">
            <text:p>76.0</text:p>
          </table:table-cell>
          <table:table-cell office:value-type="string">
            <text:p>Nevills Rapid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float" office:value="76.1">
            <text:p>76.1</text:p>
          </table:table-cell>
          <table:table-cell office:value-type="string">
            <text:p>Nevills Camp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76.5">
            <text:p>76.5</text:p>
          </table:table-cell>
          <table:table-cell office:value-type="string">
            <text:p>Below Nevill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6.7">
            <text:p>76.7</text:p>
          </table:table-cell>
          <table:table-cell office:value-type="string">
            <text:p>Papago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7">
            <text:p>77.0</text:p>
          </table:table-cell>
          <table:table-cell office:value-type="string">
            <text:p>Hanc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77.1">
            <text:p>77.1</text:p>
          </table:table-cell>
          <table:table-cell office:value-type="string">
            <text:p>Hance Rapid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string">
            <text:p>&lt;&lt;&lt;</text:p>
          </table:table-cell>
          <table:table-cell table:number-columns-repeated="1017"/>
        </table:table-row>
        <table:table-row table:style-name="ro1">
          <table:table-cell office:value-type="float" office:value="79">
            <text:p>79.0</text:p>
          </table:table-cell>
          <table:table-cell office:value-type="string">
            <text:p>Sockdolager Rapid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office:value-type="float" office:value="79.1">
            <text:p>79.1</text:p>
          </table:table-cell>
          <table:table-cell office:value-type="string">
            <text:p>Below Sockdolager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81.8">
            <text:p>81.8</text:p>
          </table:table-cell>
          <table:table-cell office:value-type="string">
            <text:p>Grapevin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82">
            <text:p>82.0</text:p>
          </table:table-cell>
          <table:table-cell office:value-type="string">
            <text:p>Grapevine Rapid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float" office:value="84">
            <text:p>84.0</text:p>
          </table:table-cell>
          <table:table-cell office:value-type="string">
            <text:p>Rapid 8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float" office:value="84.5">
            <text:p>84.5</text:p>
          </table:table-cell>
          <table:table-cell office:value-type="string">
            <text:p>Clear Creek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84.6">
            <text:p>84.6</text:p>
          </table:table-cell>
          <table:table-cell office:value-type="string">
            <text:p>Below Clear Creek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85">
            <text:p>85.0</text:p>
          </table:table-cell>
          <table:table-cell office:value-type="string">
            <text:p>Zoraste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85.1">
            <text:p>85.1</text:p>
          </table:table-cell>
          <table:table-cell office:value-type="string">
            <text:p>Zoraster Rapid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87.6">
            <text:p>87.6</text:p>
          </table:table-cell>
          <table:table-cell office:value-type="string">
            <text:p>Upper Cremation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87.7">
            <text:p>87.7</text:p>
          </table:table-cell>
          <table:table-cell office:value-type="string">
            <text:p>Lower Cremation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88">
            <text:p>88.0</text:p>
          </table:table-cell>
          <table:table-cell office:value-type="string">
            <text:p>Kaibab bridge</text:p>
          </table:table-cell>
          <table:table-cell table:number-columns-repeated="1022"/>
        </table:table-row>
        <table:table-row table:style-name="ro3">
          <table:table-cell office:value-type="float" office:value="88.5">
            <text:p>88.5</text:p>
          </table:table-cell>
          <table:table-cell office:value-type="string">
            <text:p>Bright Angle bridge</text:p>
          </table:table-cell>
          <table:table-cell table:number-columns-repeated="1022"/>
        </table:table-row>
        <table:table-row table:style-name="ro1">
          <table:table-cell office:value-type="float" office:value="89.5">
            <text:p>89.5</text:p>
          </table:table-cell>
          <table:table-cell office:value-type="string">
            <text:p>Pipe Springs Rapid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float" office:value="89.6">
            <text:p>89.6</text:p>
          </table:table-cell>
          <table:table-cell office:value-type="string">
            <text:p>Below Pipe Creek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91">
            <text:p>91.0</text:p>
          </table:table-cell>
          <table:table-cell office:value-type="string">
            <text:p>Horn Creek Rapid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&lt;&lt;&lt;</text:p>
          </table:table-cell>
          <table:table-cell table:number-columns-repeated="1017"/>
        </table:table-row>
        <table:table-row table:style-name="ro3">
          <table:table-cell office:value-type="float" office:value="91.5">
            <text:p>91.5</text:p>
          </table:table-cell>
          <table:table-cell office:value-type="string">
            <text:p>Camp 91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92">
            <text:p>92.0</text:p>
          </table:table-cell>
          <table:table-cell office:value-type="string">
            <text:p>Trinity Creek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92.8">
            <text:p>92.8</text:p>
          </table:table-cell>
          <table:table-cell office:value-type="string">
            <text:p>Above Salt Creek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93">
            <text:p>93.0</text:p>
          </table:table-cell>
          <table:table-cell office:value-type="string">
            <text:p>Salt Creek Rapid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93.1">
            <text:p>93.1</text:p>
          </table:table-cell>
          <table:table-cell office:value-type="string">
            <text:p>Salt Creek 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93.9">
            <text:p>93.9</text:p>
          </table:table-cell>
          <table:table-cell office:value-type="string">
            <text:p>Granit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94">
            <text:p>94.0</text:p>
          </table:table-cell>
          <table:table-cell office:value-type="string">
            <text:p>Granite Rapid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&lt;&lt;&lt;</text:p>
          </table:table-cell>
          <table:table-cell table:number-columns-repeated="1017"/>
        </table:table-row>
        <table:table-row table:style-name="ro3">
          <table:table-cell office:value-type="float" office:value="94.8">
            <text:p>94.8</text:p>
          </table:table-cell>
          <table:table-cell office:value-type="string">
            <text:p>Camp 94</text:p>
          </table:table-cell>
          <table:table-cell office:value-type="string">
            <text:p>XS</text:p>
          </table:table-cell>
          <table:table-cell table:number-columns-repeated="1021"/>
        </table:table-row>
        <table:table-row table:style-name="ro3">
          <table:table-cell office:value-type="float" office:value="95.4">
            <text:p>95.4</text:p>
          </table:table-cell>
          <table:table-cell office:value-type="string">
            <text:p>Hermi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95.5">
            <text:p>95.5</text:p>
          </table:table-cell>
          <table:table-cell office:value-type="string">
            <text:p>Hermit Rapid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&lt;&lt;&lt;</text:p>
          </table:table-cell>
          <table:table-cell table:number-columns-repeated="1017"/>
        </table:table-row>
        <table:table-row table:style-name="ro3">
          <table:table-cell office:value-type="float" office:value="96.5">
            <text:p>96.5</text:p>
          </table:table-cell>
          <table:table-cell office:value-type="string">
            <text:p>Schis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97">
            <text:p>97.0</text:p>
          </table:table-cell>
          <table:table-cell office:value-type="string">
            <text:p>Bouche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97.1">
            <text:p>97.1</text:p>
          </table:table-cell>
          <table:table-cell office:value-type="string">
            <text:p>Boucher Rapid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office:value-type="float" office:value="98.7">
            <text:p>98.7</text:p>
          </table:table-cell>
          <table:table-cell office:value-type="string">
            <text:p>Crystal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98.8">
            <text:p>98.8</text:p>
          </table:table-cell>
          <table:table-cell office:value-type="string">
            <text:p>Ego Beach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99">
            <text:p>99.0</text:p>
          </table:table-cell>
          <table:table-cell office:value-type="string">
            <text:p>Crystal Rapid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string">
            <text:p>&lt;&lt;&lt;</text:p>
          </table:table-cell>
          <table:table-cell table:number-columns-repeated="1017"/>
        </table:table-row>
        <table:table-row table:style-name="ro3">
          <table:table-cell office:value-type="float" office:value="99.5">
            <text:p>99.5</text:p>
          </table:table-cell>
          <table:table-cell office:value-type="string">
            <text:p>Above Tuna</text:p>
          </table:table-cell>
          <table:table-cell office:value-type="string">
            <text:p>XS</text:p>
          </table:table-cell>
          <table:table-cell table:number-columns-repeated="1021"/>
        </table:table-row>
        <table:table-row table:style-name="ro1">
          <table:table-cell office:value-type="float" office:value="99.6">
            <text:p>99.6</text:p>
          </table:table-cell>
          <table:table-cell office:value-type="string">
            <text:p>Tuna Creek Rapid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float" office:value="100">
            <text:p>100.0</text:p>
          </table:table-cell>
          <table:table-cell office:value-type="string">
            <text:p>Lower Tuna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00.1">
            <text:p>100.1</text:p>
          </table:table-cell>
          <table:table-cell office:value-type="string">
            <text:p>Lower Tuna Rapid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.0</text:p>
          </table:table-cell>
          <table:table-cell office:value-type="string">
            <text:p>Saphire Rapid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102.5">
            <text:p>102.5</text:p>
          </table:table-cell>
          <table:table-cell office:value-type="string">
            <text:p>Turquoise Rapid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float" office:value="103.5">
            <text:p>103.5</text:p>
          </table:table-cell>
          <table:table-cell office:value-type="string">
            <text:p>New Shady Grov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03.6">
            <text:p>103.6</text:p>
          </table:table-cell>
          <table:table-cell office:value-type="string">
            <text:p>Camp 103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04.5">
            <text:p>104.5</text:p>
          </table:table-cell>
          <table:table-cell office:value-type="string">
            <text:p>Rapid 104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05.5">
            <text:p>105.5</text:p>
          </table:table-cell>
          <table:table-cell office:value-type="string">
            <text:p>Ruby Rapid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106.5">
            <text:p>106.5</text:p>
          </table:table-cell>
          <table:table-cell office:value-type="string">
            <text:p>Serpentine Rapid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.0</text:p>
          </table:table-cell>
          <table:table-cell office:value-type="string">
            <text:p>Hotauta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08.1">
            <text:p>108.1</text:p>
          </table:table-cell>
          <table:table-cell office:value-type="string">
            <text:p>Ross Wheeler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08.3">
            <text:p>108.3</text:p>
          </table:table-cell>
          <table:table-cell office:value-type="string">
            <text:p>Bass Rapid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108.4">
            <text:p>108.4</text:p>
          </table:table-cell>
          <table:table-cell office:value-type="string">
            <text:p>Parkins Inscription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08.6">
            <text:p>108.6</text:p>
          </table:table-cell>
          <table:table-cell office:value-type="string">
            <text:p>Bass Crossing</text:p>
          </table:table-cell>
          <table:table-cell office:value-type="string">
            <text:p>XS</text:p>
          </table:table-cell>
          <table:table-cell table:number-columns-repeated="1021"/>
        </table:table-row>
        <table:table-row table:style-name="ro3">
          <table:table-cell office:value-type="float" office:value="109">
            <text:p>109.0</text:p>
          </table:table-cell>
          <table:table-cell office:value-type="string">
            <text:p>Bass <text:s/>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09.5">
            <text:p>109.5</text:p>
          </table:table-cell>
          <table:table-cell office:value-type="string">
            <text:p>Shinumo Rapid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float" office:value="110">
            <text:p>110.0</text:p>
          </table:table-cell>
          <table:table-cell office:value-type="string">
            <text:p>Camp 110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10.5">
            <text:p>110.5</text:p>
          </table:table-cell>
          <table:table-cell office:value-type="string">
            <text:p>Rapid 11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1">
          <table:table-cell office:value-type="float" office:value="111.5">
            <text:p>111.5</text:p>
          </table:table-cell>
          <table:table-cell office:value-type="string">
            <text:p>Hakatai Rapid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.0</text:p>
          </table:table-cell>
          <table:table-cell office:value-type="string">
            <text:p>Waltenberg Rapid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3">
          <table:table-cell office:value-type="float" office:value="114.9">
            <text:p>114.9</text:p>
          </table:table-cell>
          <table:table-cell office:value-type="string">
            <text:p>Upper Garne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15.1">
            <text:p>115.1</text:p>
          </table:table-cell>
          <table:table-cell office:value-type="string">
            <text:p>Lower Garne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17">
            <text:p>117.0</text:p>
          </table:table-cell>
          <table:table-cell office:value-type="string">
            <text:p>Elves Chasm</text:p>
          </table:table-cell>
          <table:table-cell table:number-columns-repeated="1022"/>
        </table:table-row>
        <table:table-row table:style-name="ro3">
          <table:table-cell office:value-type="float" office:value="117.5">
            <text:p>117.5</text:p>
          </table:table-cell>
          <table:table-cell office:value-type="string">
            <text:p>Buckhorn Canyon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18.2">
            <text:p>118.2</text:p>
          </table:table-cell>
          <table:table-cell office:value-type="string">
            <text:p>Below Elves Right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19">
            <text:p>119.0</text:p>
          </table:table-cell>
          <table:table-cell office:value-type="string">
            <text:p>Camp 119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19.2">
            <text:p>119.2</text:p>
          </table:table-cell>
          <table:table-cell office:value-type="string">
            <text:p>Big Dun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19.8">
            <text:p>119.8</text:p>
          </table:table-cell>
          <table:table-cell office:value-type="string">
            <text:p>Camp 119.8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20.2">
            <text:p>120.2</text:p>
          </table:table-cell>
          <table:table-cell office:value-type="string">
            <text:p>Camp 120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20.5">
            <text:p>120.5</text:p>
          </table:table-cell>
          <table:table-cell office:value-type="string">
            <text:p>Opposite Blacktail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20.6">
            <text:p>120.6</text:p>
          </table:table-cell>
          <table:table-cell office:value-type="string">
            <text:p>Blacktail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20.7">
            <text:p>120.7</text:p>
          </table:table-cell>
          <table:table-cell office:value-type="string">
            <text:p>Lower Blacktail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20.8">
            <text:p>120.8</text:p>
          </table:table-cell>
          <table:table-cell office:value-type="string">
            <text:p>Below Blacktail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21.4">
            <text:p>121.4</text:p>
          </table:table-cell>
          <table:table-cell office:value-type="string">
            <text:p>Camp 121.4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22.3">
            <text:p>122.3</text:p>
          </table:table-cell>
          <table:table-cell office:value-type="string">
            <text:p>Camp 122.3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22.6">
            <text:p>122.6</text:p>
          </table:table-cell>
          <table:table-cell office:value-type="string">
            <text:p>Mile 122 Canyon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23.1">
            <text:p>123.1</text:p>
          </table:table-cell>
          <table:table-cell office:value-type="string">
            <text:p>Upper Forste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23.2">
            <text:p>123.2</text:p>
          </table:table-cell>
          <table:table-cell office:value-type="string">
            <text:p>Forster Rapid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float" office:value="123.3">
            <text:p>123.3</text:p>
          </table:table-cell>
          <table:table-cell office:value-type="string">
            <text:p>Below Forster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24.1">
            <text:p>124.1</text:p>
          </table:table-cell>
          <table:table-cell office:value-type="string">
            <text:p>Enfilad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25.4">
            <text:p>125.4</text:p>
          </table:table-cell>
          <table:table-cell office:value-type="string">
            <text:p>Fossil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25.6">
            <text:p>125.6</text:p>
          </table:table-cell>
          <table:table-cell office:value-type="string">
            <text:p>Fossil Rapid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3">
          <table:table-cell office:value-type="float" office:value="126">
            <text:p>126.0</text:p>
          </table:table-cell>
          <table:table-cell office:value-type="string">
            <text:p>Below Fossil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27">
            <text:p>127.0</text:p>
          </table:table-cell>
          <table:table-cell office:value-type="string">
            <text:p>Randys Rocks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29.2">
            <text:p>129.2</text:p>
          </table:table-cell>
          <table:table-cell office:value-type="string">
            <text:p>Rapid 128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129.9">
            <text:p>129.9</text:p>
          </table:table-cell>
          <table:table-cell office:value-type="string">
            <text:p>Specter Rapid</text:p>
          </table:table-cell>
          <table:table-cell/>
          <table:table-cell table:number-columns-repeated="3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131.1">
            <text:p>131.1</text:p>
          </table:table-cell>
          <table:table-cell office:value-type="string">
            <text:p>Bedrock Rapid</text:p>
          </table:table-cell>
          <table:table-cell table:style-name="Default"/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float" office:value="131.8">
            <text:p>131.8</text:p>
          </table:table-cell>
          <table:table-cell office:value-type="string">
            <text:p>Below Bedrock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32.2">
            <text:p>132.2</text:p>
          </table:table-cell>
          <table:table-cell office:value-type="string">
            <text:p>Galloway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32.3">
            <text:p>132.3</text:p>
          </table:table-cell>
          <table:table-cell office:value-type="string">
            <text:p>Dubendorff Rapid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3">
          <table:table-cell office:value-type="float" office:value="132.6">
            <text:p>132.6</text:p>
          </table:table-cell>
          <table:table-cell office:value-type="string">
            <text:p>Stone Creek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33.8">
            <text:p>133.8</text:p>
          </table:table-cell>
          <table:table-cell office:value-type="string">
            <text:p>Talking Head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34.2">
            <text:p>134.2</text:p>
          </table:table-cell>
          <table:table-cell office:value-type="string">
            <text:p>Racetrack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34.3">
            <text:p>134.3</text:p>
          </table:table-cell>
          <table:table-cell office:value-type="string">
            <text:p>Tapeats Rapid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134.4">
            <text:p>134.4</text:p>
          </table:table-cell>
          <table:table-cell office:value-type="string">
            <text:p>Lower Tapeat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34.8">
            <text:p>134.8</text:p>
          </table:table-cell>
          <table:table-cell office:value-type="string">
            <text:p>Above Owl Eyes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35.2">
            <text:p>135.2</text:p>
          </table:table-cell>
          <table:table-cell office:value-type="string">
            <text:p>Owl Eyes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35.5">
            <text:p>135.5</text:p>
          </table:table-cell>
          <table:table-cell office:value-type="string">
            <text:p>Rapid 135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136.6">
            <text:p>136.6</text:p>
          </table:table-cell>
          <table:table-cell office:value-type="string">
            <text:p>Junebug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36.7">
            <text:p>136.7</text:p>
          </table:table-cell>
          <table:table-cell office:value-type="string">
            <text:p>Across Deer Creek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37.1">
            <text:p>137.1</text:p>
          </table:table-cell>
          <table:table-cell office:value-type="string">
            <text:p>OCs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37.5">
            <text:p>137.5</text:p>
          </table:table-cell>
          <table:table-cell office:value-type="string">
            <text:p>Ponchos Kitchen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37.6">
            <text:p>137.6</text:p>
          </table:table-cell>
          <table:table-cell office:value-type="string">
            <text:p>Football Field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37.7">
            <text:p>137.7</text:p>
          </table:table-cell>
          <table:table-cell office:value-type="string">
            <text:p>Backeddy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38.5">
            <text:p>138.5</text:p>
          </table:table-cell>
          <table:table-cell office:value-type="string">
            <text:p>Doris Rapid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3">
          <table:table-cell office:value-type="float" office:value="138.6">
            <text:p>138.6</text:p>
          </table:table-cell>
          <table:table-cell office:value-type="string">
            <text:p>Dori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39.1">
            <text:p>139.1</text:p>
          </table:table-cell>
          <table:table-cell office:value-type="string">
            <text:p>Camp 139.1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39.5">
            <text:p>139.5</text:p>
          </table:table-cell>
          <table:table-cell office:value-type="string">
            <text:p>Fishtail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39.6">
            <text:p>139.6</text:p>
          </table:table-cell>
          <table:table-cell office:value-type="string">
            <text:p>Fishtail Rapid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float" office:value="140.5">
            <text:p>140.5</text:p>
          </table:table-cell>
          <table:table-cell office:value-type="string">
            <text:p>Keyhol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43.9">
            <text:p>143.9</text:p>
          </table:table-cell>
          <table:table-cell office:value-type="string">
            <text:p>Above Kanab</text:p>
          </table:table-cell>
          <table:table-cell office:value-type="string">
            <text:p>XS</text:p>
          </table:table-cell>
          <table:table-cell table:number-columns-repeated="1021"/>
        </table:table-row>
        <table:table-row table:style-name="ro1">
          <table:table-cell office:value-type="float" office:value="144">
            <text:p>144.0</text:p>
          </table:table-cell>
          <table:table-cell office:value-type="string">
            <text:p>Kanab Rapid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float" office:value="144.5">
            <text:p>144.5</text:p>
          </table:table-cell>
          <table:table-cell office:value-type="string">
            <text:p>Below Kanab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46">
            <text:p>146.0</text:p>
          </table:table-cell>
          <table:table-cell office:value-type="string">
            <text:p>Above Olo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48.5">
            <text:p>148.5</text:p>
          </table:table-cell>
          <table:table-cell office:value-type="string">
            <text:p>Opposite Matkat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48.6">
            <text:p>148.6</text:p>
          </table:table-cell>
          <table:table-cell office:value-type="string">
            <text:p>Matkatamiba Rapid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50.2">
            <text:p>150.2</text:p>
          </table:table-cell>
          <table:table-cell office:value-type="string">
            <text:p>Upset Rapid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3">
          <table:table-cell office:value-type="float" office:value="150.6">
            <text:p>150.6</text:p>
          </table:table-cell>
          <table:table-cell office:value-type="string">
            <text:p>Upset Hotel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51.9">
            <text:p>151.9</text:p>
          </table:table-cell>
          <table:table-cell office:value-type="string">
            <text:p>Upper Ledge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52">
            <text:p>152.0</text:p>
          </table:table-cell>
          <table:table-cell office:value-type="string">
            <text:p>Ledges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54">
            <text:p>154.0</text:p>
          </table:table-cell>
          <table:table-cell office:value-type="string">
            <text:p>Sinyala Rapi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float" office:value="156.2">
            <text:p>156.2</text:p>
          </table:table-cell>
          <table:table-cell office:value-type="string">
            <text:p>Last Chanc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56.9">
            <text:p>156.9</text:p>
          </table:table-cell>
          <table:table-cell office:value-type="string">
            <text:p>Very Last Chance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57.3">
            <text:p>157.3</text:p>
          </table:table-cell>
          <table:table-cell office:value-type="string">
            <text:p>Havasu Rapid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float" office:value="158.2">
            <text:p>158.2</text:p>
          </table:table-cell>
          <table:table-cell office:value-type="string">
            <text:p>First Chance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58.7">
            <text:p>158.7</text:p>
          </table:table-cell>
          <table:table-cell office:value-type="string">
            <text:p>Camp 158.7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59.2">
            <text:p>159.2</text:p>
          </table:table-cell>
          <table:table-cell office:value-type="string">
            <text:p>Second Chance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60.5">
            <text:p>160.5</text:p>
          </table:table-cell>
          <table:table-cell office:value-type="string">
            <text:p>Camp 160.5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65">
            <text:p>165.0</text:p>
          </table:table-cell>
          <table:table-cell office:value-type="string">
            <text:p>Above Tuckup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65.1">
            <text:p>165.1</text:p>
          </table:table-cell>
          <table:table-cell office:value-type="string">
            <text:p>Rapid 16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65.2">
            <text:p>165.2</text:p>
          </table:table-cell>
          <table:table-cell office:value-type="string">
            <text:p>Tuckup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65.3">
            <text:p>165.3</text:p>
          </table:table-cell>
          <table:table-cell office:value-type="string">
            <text:p>Below Tuckup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65.7">
            <text:p>165.7</text:p>
          </table:table-cell>
          <table:table-cell office:value-type="string">
            <text:p>Camp 165.7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67">
            <text:p>167.0</text:p>
          </table:table-cell>
          <table:table-cell office:value-type="string">
            <text:p>Upper National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table:style-name="Default" office:value-type="float" office:value="167.1">
            <text:p>167.1</text:p>
          </table:table-cell>
          <table:table-cell office:value-type="string">
            <text:p>Lower National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67.5">
            <text:p>167.5</text:p>
          </table:table-cell>
          <table:table-cell office:value-type="string">
            <text:p>Below National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68.5">
            <text:p>168.5</text:p>
          </table:table-cell>
          <table:table-cell office:value-type="string">
            <text:p>Fern Glen Rapid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float" office:value="168.6">
            <text:p>168.6</text:p>
          </table:table-cell>
          <table:table-cell office:value-type="string">
            <text:p>Fern Glen <text:s/>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71.5">
            <text:p>171.5</text:p>
          </table:table-cell>
          <table:table-cell office:value-type="string">
            <text:p>Stairway Canyon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72">
            <text:p>172.0</text:p>
          </table:table-cell>
          <table:table-cell office:value-type="string">
            <text:p>Gateway Rapid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float" office:value="172.1">
            <text:p>172.1</text:p>
          </table:table-cell>
          <table:table-cell office:value-type="string">
            <text:p>Mohawk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72.6">
            <text:p>172.6</text:p>
          </table:table-cell>
          <table:table-cell office:value-type="string">
            <text:p>Camp 172.6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74.8">
            <text:p>174.8</text:p>
          </table:table-cell>
          <table:table-cell office:value-type="string">
            <text:p>Upper Cov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74.9">
            <text:p>174.9</text:p>
          </table:table-cell>
          <table:table-cell office:value-type="string">
            <text:p>Lower Cov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76.2">
            <text:p>176.2</text:p>
          </table:table-cell>
          <table:table-cell office:value-type="string">
            <text:p>Below Redslid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77.8">
            <text:p>177.8</text:p>
          </table:table-cell>
          <table:table-cell office:value-type="string">
            <text:p>Honga Spring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78">
            <text:p>178.0</text:p>
          </table:table-cell>
          <table:table-cell office:value-type="string">
            <text:p>Above Anvil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79.5">
            <text:p>179.5</text:p>
          </table:table-cell>
          <table:table-cell office:value-type="string">
            <text:p>Above Lava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79.9">
            <text:p>179.9</text:p>
          </table:table-cell>
          <table:table-cell office:value-type="string">
            <text:p>Lava Falls Rapid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&lt;&lt;&lt;</text:p>
          </table:table-cell>
          <table:table-cell table:number-columns-repeated="1017"/>
        </table:table-row>
        <table:table-row table:style-name="ro1">
          <table:table-cell office:value-type="float" office:value="180.1">
            <text:p>180.1</text:p>
          </table:table-cell>
          <table:table-cell office:value-type="string">
            <text:p>Lower Lava Rapid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3">
          <table:table-cell office:value-type="float" office:value="180.2">
            <text:p>180.2</text:p>
          </table:table-cell>
          <table:table-cell office:value-type="string">
            <text:p>Below Lower Lava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82.8">
            <text:p>182.8</text:p>
          </table:table-cell>
          <table:table-cell office:value-type="string">
            <text:p>Upper Chevron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82.9">
            <text:p>182.9</text:p>
          </table:table-cell>
          <table:table-cell office:value-type="string">
            <text:p>Lower Chevron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83.3">
            <text:p>183.3</text:p>
          </table:table-cell>
          <table:table-cell office:value-type="string">
            <text:p>Camp 183.3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84.9">
            <text:p>184.9</text:p>
          </table:table-cell>
          <table:table-cell office:value-type="string">
            <text:p>Camp 184.9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85.6">
            <text:p>185.6</text:p>
          </table:table-cell>
          <table:table-cell office:value-type="string">
            <text:p>Rapid 185</text:p>
          </table:table-cell>
          <table:table-cell/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float" office:value="185.7">
            <text:p>185.7</text:p>
          </table:table-cell>
          <table:table-cell office:value-type="string">
            <text:p>Upper 185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85.8">
            <text:p>185.8</text:p>
          </table:table-cell>
          <table:table-cell office:value-type="string">
            <text:p>Lower 185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86.4">
            <text:p>186.4</text:p>
          </table:table-cell>
          <table:table-cell office:value-type="string">
            <text:p>Camp 186.4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87.5">
            <text:p>187.5</text:p>
          </table:table-cell>
          <table:table-cell office:value-type="string">
            <text:p>Whitmore Helipad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table:style-name="Default" office:value-type="float" office:value="188.1">
            <text:p>188.1</text:p>
          </table:table-cell>
          <table:table-cell office:value-type="string">
            <text:p>Whitmore Rapid</text:p>
          </table:table-cell>
          <table:table-cell table:style-name="Default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88.2">
            <text:p>188.2</text:p>
          </table:table-cell>
          <table:table-cell office:value-type="string">
            <text:p>Whitmore Wash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88.3">
            <text:p>188.3</text:p>
          </table:table-cell>
          <table:table-cell office:value-type="string">
            <text:p>Lower Whitmor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90">
            <text:p>190.0</text:p>
          </table:table-cell>
          <table:table-cell office:value-type="string">
            <text:p>Granite Island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191.5">
            <text:p>191.5</text:p>
          </table:table-cell>
          <table:table-cell office:value-type="string">
            <text:p>Upper Fat City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192.5">
            <text:p>192.5</text:p>
          </table:table-cell>
          <table:table-cell office:value-type="string">
            <text:p>Fat City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193.3">
            <text:p>193.3</text:p>
          </table:table-cell>
          <table:table-cell office:value-type="string">
            <text:p>Camp 193.3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194.5">
            <text:p>194.5</text:p>
          </table:table-cell>
          <table:table-cell office:value-type="string">
            <text:p>Halupai Acres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197">
            <text:p>197.0</text:p>
          </table:table-cell>
          <table:table-cell office:value-type="string">
            <text:p>Frogy Faul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97.1">
            <text:p>197.1</text:p>
          </table:table-cell>
          <table:table-cell office:value-type="string">
            <text:p>Below Frogy</text:p>
          </table:table-cell>
          <table:table-cell office:value-type="string">
            <text:p>XS</text:p>
          </table:table-cell>
          <table:table-cell table:number-columns-repeated="1021"/>
        </table:table-row>
        <table:table-row table:style-name="ro1">
          <table:table-cell office:value-type="float" office:value="199">
            <text:p>199.0</text:p>
          </table:table-cell>
          <table:table-cell office:value-type="string">
            <text:p>Parashan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199.2">
            <text:p>199.2</text:p>
          </table:table-cell>
          <table:table-cell office:value-type="string">
            <text:p>Below Parashant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202.3">
            <text:p>202.3</text:p>
          </table:table-cell>
          <table:table-cell office:value-type="string">
            <text:p>Camp 202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203">
            <text:p>203.0</text:p>
          </table:table-cell>
          <table:table-cell office:value-type="string">
            <text:p>Camp 203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05.5">
            <text:p>205.5</text:p>
          </table:table-cell>
          <table:table-cell office:value-type="string">
            <text:p>Rapid 20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3">
          <table:table-cell office:value-type="float" office:value="205.6">
            <text:p>205.6</text:p>
          </table:table-cell>
          <table:table-cell office:value-type="string">
            <text:p>Camp 205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207">
            <text:p>207.0</text:p>
          </table:table-cell>
          <table:table-cell office:value-type="string">
            <text:p>Indian Canyon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207.9">
            <text:p>207.9</text:p>
          </table:table-cell>
          <table:table-cell office:value-type="string">
            <text:p>Camp 207.9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09">
            <text:p>209.0</text:p>
          </table:table-cell>
          <table:table-cell office:value-type="string">
            <text:p>Granite Park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09.1">
            <text:p>209.1</text:p>
          </table:table-cell>
          <table:table-cell office:value-type="string">
            <text:p>Rapid 209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3">
          <table:table-cell office:value-type="float" office:value="209.8">
            <text:p>209.8</text:p>
          </table:table-cell>
          <table:table-cell office:value-type="string">
            <text:p>Camp 209.8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10.2">
            <text:p>210.2</text:p>
          </table:table-cell>
          <table:table-cell office:value-type="string">
            <text:p>Camp 210.2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11.9">
            <text:p>211.9</text:p>
          </table:table-cell>
          <table:table-cell office:value-type="string">
            <text:p>Upper Fall Canyon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212">
            <text:p>212.0</text:p>
          </table:table-cell>
          <table:table-cell office:value-type="string">
            <text:p>Lower Fall Canyon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1">
          <table:table-cell office:value-type="float" office:value="212.5">
            <text:p>212.5</text:p>
          </table:table-cell>
          <table:table-cell office:value-type="string">
            <text:p>Rapid 21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float" office:value="213.1">
            <text:p>213.1</text:p>
          </table:table-cell>
          <table:table-cell office:value-type="string">
            <text:p>Camp 213.1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213.2">
            <text:p>213.2</text:p>
          </table:table-cell>
          <table:table-cell office:value-type="string">
            <text:p>Pumpkin Springs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14.5">
            <text:p>214.5</text:p>
          </table:table-cell>
          <table:table-cell office:value-type="string">
            <text:p>Camp 214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216">
            <text:p>216.0</text:p>
          </table:table-cell>
          <table:table-cell office:value-type="string">
            <text:p>Opposite 3 Springs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1">
          <table:table-cell office:value-type="float" office:value="217.9">
            <text:p>217.9</text:p>
          </table:table-cell>
          <table:table-cell office:value-type="string">
            <text:p>Rapid 217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3">
          <table:table-cell office:value-type="float" office:value="218">
            <text:p>218.0</text:p>
          </table:table-cell>
          <table:table-cell office:value-type="string">
            <text:p>Camp 217</text:p>
          </table:table-cell>
          <table:table-cell office:value-type="string">
            <text:p>S</text:p>
          </table:table-cell>
          <table:table-cell table:number-columns-repeated="1021"/>
        </table:table-row>
        <table:table-row table:style-name="ro3">
          <table:table-cell office:value-type="float" office:value="220">
            <text:p>220.0</text:p>
          </table:table-cell>
          <table:table-cell office:value-type="string">
            <text:p>Upper 220 Mile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20.1">
            <text:p>220.1</text:p>
          </table:table-cell>
          <table:table-cell office:value-type="string">
            <text:p>Middle 220 Mil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220.2">
            <text:p>220.2</text:p>
          </table:table-cell>
          <table:table-cell office:value-type="string">
            <text:p>Lower 220 Mile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21">
            <text:p>221.0</text:p>
          </table:table-cell>
          <table:table-cell office:value-type="string">
            <text:p>Granite Spring Rapid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3">
          <table:table-cell office:value-type="float" office:value="221.5">
            <text:p>221.5</text:p>
          </table:table-cell>
          <table:table-cell office:value-type="string">
            <text:p>Camp 221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22.2">
            <text:p>222.2</text:p>
          </table:table-cell>
          <table:table-cell office:value-type="string">
            <text:p>Camp 222</text:p>
          </table:table-cell>
          <table:table-cell office:value-type="string">
            <text:p>L</text:p>
          </table:table-cell>
          <table:table-cell table:number-columns-repeated="1021"/>
        </table:table-row>
        <table:table-row table:style-name="ro3">
          <table:table-cell office:value-type="float" office:value="223.9">
            <text:p>223.9</text:p>
          </table:table-cell>
          <table:table-cell office:value-type="string">
            <text:p>Camp 224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1">
          <table:table-cell office:value-type="float" office:value="224">
            <text:p>224.0</text:p>
          </table:table-cell>
          <table:table-cell office:value-type="string">
            <text:p>Rapid 224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3">
          <table:table-cell office:value-type="float" office:value="224.9">
            <text:p>224.9</text:p>
          </table:table-cell>
          <table:table-cell office:value-type="string">
            <text:p>Camp 224.9</text:p>
          </table:table-cell>
          <table:table-cell office:value-type="string">
            <text:p>M</text:p>
          </table:table-cell>
          <table:table-cell table:number-columns-repeated="1021"/>
        </table:table-row>
        <table:table-row table:style-name="ro3">
          <table:table-cell office:value-type="float" office:value="226">
            <text:p>226.0</text:p>
          </table:table-cell>
          <table:table-cell office:value-type="string">
            <text:p>Diamond Creek</text:p>
          </table:table-cell>
          <table:table-cell table:number-columns-repeated="1022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7"/>
        <table:table-column table:style-name="co8" table:default-cell-style-name="Default"/>
        <table:table-column table:style-name="co9" table:default-cell-style-name="ce23"/>
        <table:table-column table:style-name="co9" table:default-cell-style-name="ce5"/>
        <table:table-column table:style-name="co5" table:number-columns-repeated="1019" table:default-cell-style-name="Default"/>
        <table:table-row table:style-name="ro4">
          <table:table-cell table:style-name="ce11" office:value-type="string">
            <text:p>Trip Day</text:p>
          </table:table-cell>
          <table:table-cell table:style-name="ce14" office:value-type="string">
            <text:p>River Mile</text:p>
          </table:table-cell>
          <table:table-cell table:style-name="ce11" office:value-type="string">
            <text:p>Rapid Name</text:p>
          </table:table-cell>
          <table:table-cell table:style-name="ce18" office:value-type="string">
            <text:p>Rating</text:p>
          </table:table-cell>
          <table:table-cell table:style-name="ce24" office:value-type="string">
            <text:p>Drop </text:p>
          </table:table-cell>
          <table:table-cell table:style-name="ce27" table:number-columns-repeated="101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float" office:value="1">
            <text:p>1.0</text:p>
          </table:table-cell>
          <table:table-cell table:style-name="ce12" office:value-type="string">
            <text:p>Paria Riffle</text:p>
          </table:table-cell>
          <table:table-cell table:style-name="ce19" office:value-type="string">
            <text:p> </text:p>
          </table:table-cell>
          <table:table-cell table:style-name="ce25" office:value-type="string">
            <text:p> </text:p>
          </table:table-cell>
          <table:table-cell table:number-columns-repeated="101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float" office:value="8">
            <text:p>8.0</text:p>
          </table:table-cell>
          <table:table-cell table:style-name="ce12" office:value-type="string">
            <text:p>Badger Crrek Rapid</text:p>
          </table:table-cell>
          <table:table-cell table:style-name="ce20" office:value-type="string">
            <text:p>4-6</text:p>
          </table:table-cell>
          <table:table-cell table:style-name="ce25" office:value-type="string">
            <text:p>15'</text:p>
          </table:table-cell>
          <table:table-cell table:number-columns-repeated="101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float" office:value="11">
            <text:p>11.0</text:p>
          </table:table-cell>
          <table:table-cell table:style-name="ce12" office:value-type="string">
            <text:p>Soap Creek Rapid</text:p>
          </table:table-cell>
          <table:table-cell table:style-name="ce20" office:value-type="string">
            <text:p>5-6</text:p>
          </table:table-cell>
          <table:table-cell table:style-name="ce25" office:value-type="string">
            <text:p>16'</text:p>
          </table:table-cell>
          <table:table-cell table:number-columns-repeated="101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float" office:value="12">
            <text:p>12.0</text:p>
          </table:table-cell>
          <table:table-cell table:style-name="ce12" office:value-type="string">
            <text:p>Browns Riffle</text:p>
          </table:table-cell>
          <table:table-cell table:style-name="ce19" office:value-type="string">
            <text:p> </text:p>
          </table:table-cell>
          <table:table-cell table:style-name="ce25" office:value-type="string">
            <text:p> </text:p>
          </table:table-cell>
          <table:table-cell table:number-columns-repeated="101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float" office:value="14.5">
            <text:p>14.5</text:p>
          </table:table-cell>
          <table:table-cell table:style-name="ce12" office:value-type="string">
            <text:p>Sheer Wall Rapid</text:p>
          </table:table-cell>
          <table:table-cell table:style-name="ce20" office:value-type="string">
            <text:p>2-3</text:p>
          </table:table-cell>
          <table:table-cell table:style-name="ce25" office:value-type="string">
            <text:p>9'</text:p>
          </table:table-cell>
          <table:table-cell table:number-columns-repeated="101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float" office:value="17">
            <text:p>17.0</text:p>
          </table:table-cell>
          <table:table-cell table:style-name="ce12" office:value-type="string">
            <text:p>House Rock Rapid</text:p>
          </table:table-cell>
          <table:table-cell table:style-name="ce20" office:value-type="string">
            <text:p>4-7</text:p>
          </table:table-cell>
          <table:table-cell table:style-name="ce25" office:value-type="string">
            <text:p>9'</text:p>
          </table:table-cell>
          <table:table-cell table:number-columns-repeated="101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float" office:value="20.5">
            <text:p>20.5</text:p>
          </table:table-cell>
          <table:table-cell table:style-name="ce12" office:value-type="string">
            <text:p>North Canyon Rapid</text:p>
          </table:table-cell>
          <table:table-cell table:style-name="ce20" office:value-type="string">
            <text:p>4-5</text:p>
          </table:table-cell>
          <table:table-cell table:style-name="ce25" office:value-type="string">
            <text:p>12'</text:p>
          </table:table-cell>
          <table:table-cell table:number-columns-repeated="1019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5" office:value-type="float" office:value="21">
            <text:p>21.0</text:p>
          </table:table-cell>
          <table:table-cell table:style-name="ce12" office:value-type="string">
            <text:p>21 Mile Rapid</text:p>
          </table:table-cell>
          <table:table-cell table:style-name="ce20" office:value-type="string">
            <text:p>4-5</text:p>
          </table:table-cell>
          <table:table-cell table:style-name="ce25" office:value-type="string">
            <text:p>12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23">
            <text:p>23.0</text:p>
          </table:table-cell>
          <table:table-cell table:style-name="ce12" office:value-type="string">
            <text:p>23 Mile Rapid</text:p>
          </table:table-cell>
          <table:table-cell table:style-name="ce20" office:value-type="string">
            <text:p>2-4</text:p>
          </table:table-cell>
          <table:table-cell table:style-name="ce25" office:value-type="string">
            <text:p>5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23.5">
            <text:p>23.5</text:p>
          </table:table-cell>
          <table:table-cell table:style-name="ce12" office:value-type="string">
            <text:p>23 1/2 Mile Rapid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4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24">
            <text:p>24.0</text:p>
          </table:table-cell>
          <table:table-cell table:style-name="ce12" office:value-type="string">
            <text:p>24 Mile Rapid</text:p>
          </table:table-cell>
          <table:table-cell table:style-name="ce20" office:value-type="string">
            <text:p>3-7</text:p>
          </table:table-cell>
          <table:table-cell table:style-name="ce25" office:value-type="string">
            <text:p>4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24.5">
            <text:p>24.5</text:p>
          </table:table-cell>
          <table:table-cell table:style-name="ce12" office:value-type="string">
            <text:p>24 1/2 Mile Rapid</text:p>
          </table:table-cell>
          <table:table-cell table:style-name="ce20" office:value-type="string">
            <text:p>5-6</text:p>
          </table:table-cell>
          <table:table-cell table:style-name="ce25" office:value-type="string">
            <text:p>8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25">
            <text:p>25.0</text:p>
          </table:table-cell>
          <table:table-cell table:style-name="ce12" office:value-type="string">
            <text:p>25 Mile Rapid</text:p>
          </table:table-cell>
          <table:table-cell table:style-name="ce19" office:value-type="float" office:value="5">
            <text:p>5</text:p>
          </table:table-cell>
          <table:table-cell table:style-name="ce25" office:value-type="string">
            <text:p>7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27">
            <text:p>27.0</text:p>
          </table:table-cell>
          <table:table-cell table:style-name="ce12" office:value-type="string">
            <text:p>27 Mile Rapid</text:p>
          </table:table-cell>
          <table:table-cell table:style-name="ce19" office:value-type="float" office:value="5">
            <text:p>5</text:p>
          </table:table-cell>
          <table:table-cell table:style-name="ce25" office:value-type="string">
            <text:p>7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29">
            <text:p>29.0</text:p>
          </table:table-cell>
          <table:table-cell table:style-name="ce12" office:value-type="string">
            <text:p>29 Mile Rapid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7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36">
            <text:p>36.0</text:p>
          </table:table-cell>
          <table:table-cell table:style-name="ce12" office:value-type="string">
            <text:p>36 Mile Rapid</text:p>
          </table:table-cell>
          <table:table-cell table:style-name="ce19" office:value-type="float" office:value="4">
            <text:p>4</text:p>
          </table:table-cell>
          <table:table-cell table:style-name="ce25" office:value-type="string">
            <text:p>4'</text:p>
          </table:table-cell>
          <table:table-cell table:number-columns-repeated="1019"/>
        </table:table-row>
        <table:table-row table:style-name="ro1">
          <table:table-cell table:style-name="ce12" office:value-type="float" office:value="2">
            <text:p>2</text:p>
          </table:table-cell>
          <table:table-cell table:style-name="ce15" office:value-type="float" office:value="43.5">
            <text:p>43.5</text:p>
          </table:table-cell>
          <table:table-cell table:style-name="ce12" office:value-type="string">
            <text:p>President Harding Rapid</text:p>
          </table:table-cell>
          <table:table-cell table:style-name="ce20" office:value-type="string">
            <text:p>2-4</text:p>
          </table:table-cell>
          <table:table-cell table:style-name="ce25" office:value-type="string">
            <text:p>4'</text:p>
          </table:table-cell>
          <table:table-cell table:number-columns-repeated="1019"/>
        </table:table-row>
        <table:table-row table:style-name="ro1">
          <table:table-cell table:style-name="ce12" office:value-type="float" office:value="3">
            <text:p>3</text:p>
          </table:table-cell>
          <table:table-cell table:style-name="ce15" office:value-type="float" office:value="52">
            <text:p>52.0</text:p>
          </table:table-cell>
          <table:table-cell table:style-name="ce12" office:value-type="string">
            <text:p>Nankoweap Rapid</text:p>
          </table:table-cell>
          <table:table-cell table:style-name="ce20" office:value-type="string">
            <text:p>3-4</text:p>
          </table:table-cell>
          <table:table-cell table:style-name="ce25" office:value-type="string">
            <text:p>25'</text:p>
          </table:table-cell>
          <table:table-cell table:number-columns-repeated="1019"/>
        </table:table-row>
        <table:table-row table:style-name="ro1">
          <table:table-cell table:style-name="ce12" office:value-type="float" office:value="3">
            <text:p>3</text:p>
          </table:table-cell>
          <table:table-cell table:style-name="ce15" office:value-type="float" office:value="56">
            <text:p>56.0</text:p>
          </table:table-cell>
          <table:table-cell table:style-name="ce12" office:value-type="string">
            <text:p>Kwagunt Rapid</text:p>
          </table:table-cell>
          <table:table-cell table:style-name="ce20" office:value-type="string">
            <text:p>4-6</text:p>
          </table:table-cell>
          <table:table-cell table:style-name="ce25" office:value-type="string">
            <text:p>7'</text:p>
          </table:table-cell>
          <table:table-cell table:number-columns-repeated="1019"/>
        </table:table-row>
        <table:table-row table:style-name="ro1">
          <table:table-cell table:style-name="ce12" office:value-type="float" office:value="3">
            <text:p>3</text:p>
          </table:table-cell>
          <table:table-cell table:style-name="ce15" office:value-type="float" office:value="60">
            <text:p>60.0</text:p>
          </table:table-cell>
          <table:table-cell table:style-name="ce12" office:value-type="string">
            <text:p>60 mile Rapid</text:p>
          </table:table-cell>
          <table:table-cell table:style-name="ce19" office:value-type="float" office:value="4">
            <text:p>4</text:p>
          </table:table-cell>
          <table:table-cell table:style-name="ce25" office:value-type="string">
            <text:p>3'</text:p>
          </table:table-cell>
          <table:table-cell table:number-columns-repeated="1019"/>
        </table:table-row>
        <table:table-row table:style-name="ro1">
          <table:table-cell table:style-name="ce12" office:value-type="float" office:value="3">
            <text:p>3</text:p>
          </table:table-cell>
          <table:table-cell table:style-name="ce15" office:value-type="float" office:value="65.5">
            <text:p>65.5</text:p>
          </table:table-cell>
          <table:table-cell table:style-name="ce12" office:value-type="string">
            <text:p>Lava Canyon (Chuar) Rapid</text:p>
          </table:table-cell>
          <table:table-cell table:style-name="ce20" office:value-type="string">
            <text:p>2-4</text:p>
          </table:table-cell>
          <table:table-cell table:style-name="ce25" office:value-type="string">
            <text:p>4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68.5">
            <text:p>68.5</text:p>
          </table:table-cell>
          <table:table-cell table:style-name="ce12" office:value-type="string">
            <text:p>Tanner Rapid</text:p>
          </table:table-cell>
          <table:table-cell table:style-name="ce20" office:value-type="string">
            <text:p>2-4</text:p>
          </table:table-cell>
          <table:table-cell table:style-name="ce25" office:value-type="string">
            <text:p>20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72.5">
            <text:p>72.5</text:p>
          </table:table-cell>
          <table:table-cell table:style-name="ce12" office:value-type="string">
            <text:p>Unkar Rapid</text:p>
          </table:table-cell>
          <table:table-cell table:style-name="ce20" office:value-type="string">
            <text:p>4-7</text:p>
          </table:table-cell>
          <table:table-cell table:style-name="ce25" office:value-type="string">
            <text:p>25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75.5">
            <text:p>75.5</text:p>
          </table:table-cell>
          <table:table-cell table:style-name="ce12" office:value-type="string">
            <text:p>Nevills Rapid</text:p>
          </table:table-cell>
          <table:table-cell table:style-name="ce20" office:value-type="string">
            <text:p>4-7</text:p>
          </table:table-cell>
          <table:table-cell table:style-name="ce25" office:value-type="string">
            <text:p>16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76.5">
            <text:p>76.5</text:p>
          </table:table-cell>
          <table:table-cell table:style-name="ce12" office:value-type="string">
            <text:p>Hance Rapid</text:p>
          </table:table-cell>
          <table:table-cell table:style-name="ce20" office:value-type="string">
            <text:p>7-8</text:p>
          </table:table-cell>
          <table:table-cell table:style-name="ce25" office:value-type="string">
            <text:p>30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78.5">
            <text:p>78.5</text:p>
          </table:table-cell>
          <table:table-cell table:style-name="ce12" office:value-type="string">
            <text:p>Sockdolager Rapid</text:p>
          </table:table-cell>
          <table:table-cell table:style-name="ce20" office:value-type="string">
            <text:p>5-7</text:p>
          </table:table-cell>
          <table:table-cell table:style-name="ce25" office:value-type="string">
            <text:p>19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81.5">
            <text:p>81.5</text:p>
          </table:table-cell>
          <table:table-cell table:style-name="ce12" office:value-type="string">
            <text:p>Grapevine Rapid</text:p>
          </table:table-cell>
          <table:table-cell table:style-name="ce20" office:value-type="string">
            <text:p>6-7</text:p>
          </table:table-cell>
          <table:table-cell table:style-name="ce25" office:value-type="string">
            <text:p>17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83">
            <text:p>83.0</text:p>
          </table:table-cell>
          <table:table-cell table:style-name="ce12" office:value-type="string">
            <text:p>83 Mile Rapid</text:p>
          </table:table-cell>
          <table:table-cell table:style-name="ce20" office:value-type="string">
            <text:p>3-6</text:p>
          </table:table-cell>
          <table:table-cell table:style-name="ce25" office:value-type="string">
            <text:p>7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84.5">
            <text:p>84.5</text:p>
          </table:table-cell>
          <table:table-cell table:style-name="ce12" office:value-type="string">
            <text:p>Zoroaster</text:p>
          </table:table-cell>
          <table:table-cell table:style-name="ce19" office:value-type="float" office:value="4">
            <text:p>4</text:p>
          </table:table-cell>
          <table:table-cell table:style-name="ce25" office:value-type="string">
            <text:p>5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89">
            <text:p>89.0</text:p>
          </table:table-cell>
          <table:table-cell table:style-name="ce12" office:value-type="string">
            <text:p>Pipe Springs Rapid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7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90">
            <text:p>90.0</text:p>
          </table:table-cell>
          <table:table-cell table:style-name="ce12" office:value-type="string">
            <text:p>Horn Creek Rapid</text:p>
          </table:table-cell>
          <table:table-cell table:style-name="ce20" office:value-type="string">
            <text:p>7-9</text:p>
          </table:table-cell>
          <table:table-cell table:style-name="ce25" office:value-type="string">
            <text:p>9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92.5">
            <text:p>92.5</text:p>
          </table:table-cell>
          <table:table-cell table:style-name="ce12" office:value-type="string">
            <text:p>Salt Creek Rapid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5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93.5">
            <text:p>93.5</text:p>
          </table:table-cell>
          <table:table-cell table:style-name="ce12" office:value-type="string">
            <text:p>Granite Rapid</text:p>
          </table:table-cell>
          <table:table-cell table:style-name="ce20" office:value-type="string">
            <text:p>7-8</text:p>
          </table:table-cell>
          <table:table-cell table:style-name="ce25" office:value-type="string">
            <text:p>18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95">
            <text:p>95.0</text:p>
          </table:table-cell>
          <table:table-cell table:style-name="ce12" office:value-type="string">
            <text:p>Hermit Rapid</text:p>
          </table:table-cell>
          <table:table-cell table:style-name="ce20" office:value-type="string">
            <text:p>7-8</text:p>
          </table:table-cell>
          <table:table-cell table:style-name="ce25" office:value-type="string">
            <text:p>15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96.5">
            <text:p>96.5</text:p>
          </table:table-cell>
          <table:table-cell table:style-name="ce12" office:value-type="string">
            <text:p>Boucher Rapid</text:p>
          </table:table-cell>
          <table:table-cell table:style-name="ce20" office:value-type="string">
            <text:p>4-5</text:p>
          </table:table-cell>
          <table:table-cell table:style-name="ce25" office:value-type="string">
            <text:p>13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98">
            <text:p>98.0</text:p>
          </table:table-cell>
          <table:table-cell table:style-name="ce12" office:value-type="string">
            <text:p>Crystal Rapid</text:p>
          </table:table-cell>
          <table:table-cell table:style-name="ce20" office:value-type="string">
            <text:p>7-10</text:p>
          </table:table-cell>
          <table:table-cell table:style-name="ce25" office:value-type="string">
            <text:p>17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99">
            <text:p>99.0</text:p>
          </table:table-cell>
          <table:table-cell table:style-name="ce12" office:value-type="string">
            <text:p>Tuna Creek Rapid</text:p>
          </table:table-cell>
          <table:table-cell table:style-name="ce20" office:value-type="string">
            <text:p>5-7</text:p>
          </table:table-cell>
          <table:table-cell table:style-name="ce25" office:value-type="string">
            <text:p>10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101">
            <text:p>101.0</text:p>
          </table:table-cell>
          <table:table-cell table:style-name="ce12" office:value-type="string">
            <text:p>Sapphire Rapid</text:p>
          </table:table-cell>
          <table:table-cell table:style-name="ce19" office:value-type="float" office:value="6">
            <text:p>6</text:p>
          </table:table-cell>
          <table:table-cell table:style-name="ce25" office:value-type="string">
            <text:p>8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102">
            <text:p>102.0</text:p>
          </table:table-cell>
          <table:table-cell table:style-name="ce12" office:value-type="string">
            <text:p>Turquoise Rapid</text:p>
          </table:table-cell>
          <table:table-cell table:style-name="ce20" office:value-type="string">
            <text:p>2-4</text:p>
          </table:table-cell>
          <table:table-cell table:style-name="ce25" office:value-type="string">
            <text:p>4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104">
            <text:p>104.0</text:p>
          </table:table-cell>
          <table:table-cell table:style-name="ce12" office:value-type="string">
            <text:p>104 Mile Rapid</text:p>
          </table:table-cell>
          <table:table-cell table:style-name="ce19" office:value-type="float" office:value="5">
            <text:p>5</text:p>
          </table:table-cell>
          <table:table-cell table:style-name="ce25" office:value-type="string">
            <text:p>4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105">
            <text:p>105.0</text:p>
          </table:table-cell>
          <table:table-cell table:style-name="ce12" office:value-type="string">
            <text:p>Ruby Rapid</text:p>
          </table:table-cell>
          <table:table-cell table:style-name="ce20" office:value-type="string">
            <text:p>4-5</text:p>
          </table:table-cell>
          <table:table-cell table:style-name="ce25" office:value-type="string">
            <text:p>11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106">
            <text:p>106.0</text:p>
          </table:table-cell>
          <table:table-cell table:style-name="ce12" office:value-type="string">
            <text:p>Serpentine Rapid</text:p>
          </table:table-cell>
          <table:table-cell table:style-name="ce20" office:value-type="string">
            <text:p>6-7</text:p>
          </table:table-cell>
          <table:table-cell table:style-name="ce25" office:value-type="string">
            <text:p>12'</text:p>
          </table:table-cell>
          <table:table-cell table:number-columns-repeated="1019"/>
        </table:table-row>
        <table:table-row table:style-name="ro1">
          <table:table-cell table:style-name="ce12" office:value-type="float" office:value="4">
            <text:p>4</text:p>
          </table:table-cell>
          <table:table-cell table:style-name="ce15" office:value-type="float" office:value="108">
            <text:p>108.0</text:p>
          </table:table-cell>
          <table:table-cell table:style-name="ce12" office:value-type="string">
            <text:p>Bass Rapid</text:p>
          </table:table-cell>
          <table:table-cell table:style-name="ce20" office:value-type="string">
            <text:p>4-5</text:p>
          </table:table-cell>
          <table:table-cell table:style-name="ce25" office:value-type="string">
            <text:p>5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09">
            <text:p>109.0</text:p>
          </table:table-cell>
          <table:table-cell table:style-name="ce12" office:value-type="string">
            <text:p>Shimuno Rapid</text:p>
          </table:table-cell>
          <table:table-cell table:style-name="ce20" office:value-type="string">
            <text:p>4-5</text:p>
          </table:table-cell>
          <table:table-cell table:style-name="ce25" office:value-type="string">
            <text:p>8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10">
            <text:p>110.0</text:p>
          </table:table-cell>
          <table:table-cell table:style-name="ce12" office:value-type="string">
            <text:p>110 Mile Rapid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17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11">
            <text:p>111.0</text:p>
          </table:table-cell>
          <table:table-cell table:style-name="ce12" office:value-type="string">
            <text:p>Hakatai Rapid</text:p>
          </table:table-cell>
          <table:table-cell table:style-name="ce19" office:value-type="float" office:value="5">
            <text:p>5</text:p>
          </table:table-cell>
          <table:table-cell table:style-name="ce25" office:value-type="string">
            <text:p>8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12">
            <text:p>112.0</text:p>
          </table:table-cell>
          <table:table-cell table:style-name="ce12" office:value-type="string">
            <text:p>Waltenberg Rapid</text:p>
          </table:table-cell>
          <table:table-cell table:style-name="ce20" office:value-type="string">
            <text:p>3-7</text:p>
          </table:table-cell>
          <table:table-cell table:style-name="ce25" office:value-type="string">
            <text:p>14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22.5">
            <text:p>122.5</text:p>
          </table:table-cell>
          <table:table-cell table:style-name="ce12" office:value-type="string">
            <text:p>Forster Rapid</text:p>
          </table:table-cell>
          <table:table-cell table:style-name="ce20" office:value-type="string">
            <text:p>3-6</text:p>
          </table:table-cell>
          <table:table-cell table:style-name="ce25" office:value-type="string">
            <text:p>7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25">
            <text:p>125.0</text:p>
          </table:table-cell>
          <table:table-cell table:style-name="ce12" office:value-type="string">
            <text:p>Fossil Rapid</text:p>
          </table:table-cell>
          <table:table-cell table:style-name="ce20" office:value-type="string">
            <text:p>3-6</text:p>
          </table:table-cell>
          <table:table-cell table:style-name="ce25" office:value-type="string">
            <text:p>15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28">
            <text:p>128.0</text:p>
          </table:table-cell>
          <table:table-cell table:style-name="ce12" office:value-type="string">
            <text:p>128 Mile Rapid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8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29">
            <text:p>129.0</text:p>
          </table:table-cell>
          <table:table-cell table:style-name="ce12" office:value-type="string">
            <text:p>Specter Rapid</text:p>
          </table:table-cell>
          <table:table-cell table:style-name="ce20" office:value-type="string">
            <text:p>5-6</text:p>
          </table:table-cell>
          <table:table-cell table:style-name="ce25" office:value-type="string">
            <text:p>6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30.5">
            <text:p>130.5</text:p>
          </table:table-cell>
          <table:table-cell table:style-name="ce12" office:value-type="string">
            <text:p>Bedrock Rapid</text:p>
          </table:table-cell>
          <table:table-cell table:style-name="ce20" office:value-type="string">
            <text:p>6-8</text:p>
          </table:table-cell>
          <table:table-cell table:style-name="ce25" office:value-type="string">
            <text:p>8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32">
            <text:p>132.0</text:p>
          </table:table-cell>
          <table:table-cell table:style-name="ce12" office:value-type="string">
            <text:p>Dubendorff Rapid</text:p>
          </table:table-cell>
          <table:table-cell table:style-name="ce20" office:value-type="string">
            <text:p>5-8</text:p>
          </table:table-cell>
          <table:table-cell table:style-name="ce25" office:value-type="string">
            <text:p>15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34">
            <text:p>134.0</text:p>
          </table:table-cell>
          <table:table-cell table:style-name="ce12" office:value-type="string">
            <text:p>Tapeats Rapid</text:p>
          </table:table-cell>
          <table:table-cell table:style-name="ce20" office:value-type="string">
            <text:p>4-5</text:p>
          </table:table-cell>
          <table:table-cell table:style-name="ce25" office:value-type="string">
            <text:p>15'</text:p>
          </table:table-cell>
          <table:table-cell table:number-columns-repeated="1019"/>
        </table:table-row>
        <table:table-row table:style-name="ro1">
          <table:table-cell table:style-name="ce12" office:value-type="float" office:value="5">
            <text:p>5</text:p>
          </table:table-cell>
          <table:table-cell table:style-name="ce15" office:value-type="float" office:value="135">
            <text:p>135.0</text:p>
          </table:table-cell>
          <table:table-cell table:style-name="ce12" office:value-type="string">
            <text:p>135 Mile Rapid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10'</text:p>
          </table:table-cell>
          <table:table-cell table:number-columns-repeated="1019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5" office:value-type="float" office:value="138">
            <text:p>138.0</text:p>
          </table:table-cell>
          <table:table-cell table:style-name="ce12" office:value-type="string">
            <text:p>Doris Rapid</text:p>
          </table:table-cell>
          <table:table-cell table:style-name="ce19" office:value-type="float" office:value="4">
            <text:p>4</text:p>
          </table:table-cell>
          <table:table-cell table:style-name="ce25" office:value-type="string">
            <text:p>5'</text:p>
          </table:table-cell>
          <table:table-cell table:number-columns-repeated="1019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5" office:value-type="float" office:value="139">
            <text:p>139.0</text:p>
          </table:table-cell>
          <table:table-cell table:style-name="ce12" office:value-type="string">
            <text:p>Fishtail Rapid</text:p>
          </table:table-cell>
          <table:table-cell table:style-name="ce19" office:value-type="float" office:value="4">
            <text:p>4</text:p>
          </table:table-cell>
          <table:table-cell table:style-name="ce25" office:value-type="string">
            <text:p>10'</text:p>
          </table:table-cell>
          <table:table-cell table:number-columns-repeated="1019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5" office:value-type="float" office:value="144">
            <text:p>144.0</text:p>
          </table:table-cell>
          <table:table-cell table:style-name="ce12" office:value-type="string">
            <text:p>Kanab Rapid</text:p>
          </table:table-cell>
          <table:table-cell table:style-name="ce20" office:value-type="string">
            <text:p>2-5</text:p>
          </table:table-cell>
          <table:table-cell table:style-name="ce25" office:value-type="string">
            <text:p>12'</text:p>
          </table:table-cell>
          <table:table-cell table:number-columns-repeated="1019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5" office:value-type="float" office:value="148">
            <text:p>148.0</text:p>
          </table:table-cell>
          <table:table-cell table:style-name="ce12" office:value-type="string">
            <text:p>Matkatamiba Rapid</text:p>
          </table:table-cell>
          <table:table-cell table:style-name="ce19" office:value-type="float" office:value="1">
            <text:p>1</text:p>
          </table:table-cell>
          <table:table-cell table:style-name="ce25" office:value-type="string">
            <text:p>3'</text:p>
          </table:table-cell>
          <table:table-cell table:number-columns-repeated="1019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5" office:value-type="float" office:value="150">
            <text:p>150.0</text:p>
          </table:table-cell>
          <table:table-cell table:style-name="ce12" office:value-type="string">
            <text:p>Upset Rapid</text:p>
          </table:table-cell>
          <table:table-cell table:style-name="ce20" office:value-type="string">
            <text:p>3-8</text:p>
          </table:table-cell>
          <table:table-cell table:style-name="ce25" office:value-type="string">
            <text:p>15'</text:p>
          </table:table-cell>
          <table:table-cell table:number-columns-repeated="1019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5" office:value-type="float" office:value="153.5">
            <text:p>153.5</text:p>
          </table:table-cell>
          <table:table-cell table:style-name="ce12" office:value-type="string">
            <text:p>Sinyala Rapid</text:p>
          </table:table-cell>
          <table:table-cell table:style-name="ce20" office:value-type="string">
            <text:p>1-2</text:p>
          </table:table-cell>
          <table:table-cell table:style-name="ce25" office:value-type="string">
            <text:p>2'</text:p>
          </table:table-cell>
          <table:table-cell table:number-columns-repeated="1019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5" office:value-type="float" office:value="157">
            <text:p>157.0</text:p>
          </table:table-cell>
          <table:table-cell table:style-name="ce12" office:value-type="string">
            <text:p>Havasu Rapid</text:p>
          </table:table-cell>
          <table:table-cell table:style-name="ce20" office:value-type="string">
            <text:p>2-4</text:p>
          </table:table-cell>
          <table:table-cell table:style-name="ce25" office:value-type="string">
            <text:p>3'</text:p>
          </table:table-cell>
          <table:table-cell table:number-columns-repeated="1019"/>
        </table:table-row>
        <table:table-row table:style-name="ro1">
          <table:table-cell table:style-name="ce12" office:value-type="float" office:value="6">
            <text:p>6</text:p>
          </table:table-cell>
          <table:table-cell table:style-name="ce15" office:value-type="float" office:value="164">
            <text:p>164.0</text:p>
          </table:table-cell>
          <table:table-cell table:style-name="ce12" office:value-type="string">
            <text:p>164 Mile Rapid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4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168">
            <text:p>168.0</text:p>
          </table:table-cell>
          <table:table-cell table:style-name="ce12" office:value-type="string">
            <text:p>Fern Glen Rapid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3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171.5">
            <text:p>171.5</text:p>
          </table:table-cell>
          <table:table-cell table:style-name="ce12" office:value-type="string">
            <text:p>Gateway Rapid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10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179">
            <text:p>179.0</text:p>
          </table:table-cell>
          <table:table-cell table:style-name="ce12" office:value-type="string">
            <text:p>Lava Falls (Vulcan)</text:p>
          </table:table-cell>
          <table:table-cell table:style-name="ce20" office:value-type="string">
            <text:p>8-10</text:p>
          </table:table-cell>
          <table:table-cell table:style-name="ce25" office:value-type="string">
            <text:p>13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185">
            <text:p>185.0</text:p>
          </table:table-cell>
          <table:table-cell table:style-name="ce12" office:value-type="string">
            <text:p>185 Mile Rapid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2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188">
            <text:p>188.0</text:p>
          </table:table-cell>
          <table:table-cell table:style-name="ce12" office:value-type="string">
            <text:p>Whitmore Rapid</text:p>
          </table:table-cell>
          <table:table-cell table:style-name="ce20" office:value-type="string">
            <text:p>2-3</text:p>
          </table:table-cell>
          <table:table-cell table:style-name="ce25" office:value-type="string">
            <text:p>3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205">
            <text:p>205.0</text:p>
          </table:table-cell>
          <table:table-cell table:style-name="ce12" office:value-type="string">
            <text:p>205 Mile Rapid</text:p>
          </table:table-cell>
          <table:table-cell table:style-name="ce20" office:value-type="string">
            <text:p>3-6</text:p>
          </table:table-cell>
          <table:table-cell table:style-name="ce25" office:value-type="string">
            <text:p>13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209">
            <text:p>209.0</text:p>
          </table:table-cell>
          <table:table-cell table:style-name="ce12" office:value-type="string">
            <text:p>209 Mile Rapid</text:p>
          </table:table-cell>
          <table:table-cell table:style-name="ce19" office:value-type="float" office:value="5">
            <text:p>5</text:p>
          </table:table-cell>
          <table:table-cell table:style-name="ce25" office:value-type="string">
            <text:p>8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217">
            <text:p>217.0</text:p>
          </table:table-cell>
          <table:table-cell table:style-name="ce12" office:value-type="string">
            <text:p>217 Mile Rapid</text:p>
          </table:table-cell>
          <table:table-cell table:style-name="ce20" office:value-type="string">
            <text:p>4-5</text:p>
          </table:table-cell>
          <table:table-cell table:style-name="ce25" office:value-type="string">
            <text:p>16'</text:p>
          </table:table-cell>
          <table:table-cell table:number-columns-repeated="1019"/>
        </table:table-row>
        <table:table-row table:style-name="ro1">
          <table:table-cell table:style-name="ce12" office:value-type="float" office:value="7">
            <text:p>7</text:p>
          </table:table-cell>
          <table:table-cell table:style-name="ce15" office:value-type="float" office:value="220.5">
            <text:p>220.5</text:p>
          </table:table-cell>
          <table:table-cell table:style-name="ce12" office:value-type="string">
            <text:p>Granite Spring Rapid</text:p>
          </table:table-cell>
          <table:table-cell table:style-name="ce19" office:value-type="float" office:value="2">
            <text:p>2</text:p>
          </table:table-cell>
          <table:table-cell table:style-name="ce25" office:value-type="string">
            <text:p>10'</text:p>
          </table:table-cell>
          <table:table-cell table:number-columns-repeated="1019"/>
        </table:table-row>
        <table:table-row table:style-name="ro1">
          <table:table-cell table:style-name="ce12" office:value-type="float" office:value="8">
            <text:p>8</text:p>
          </table:table-cell>
          <table:table-cell table:style-name="ce15" office:value-type="float" office:value="224">
            <text:p>224.0</text:p>
          </table:table-cell>
          <table:table-cell table:style-name="ce12" office:value-type="string">
            <text:p>224 Mile Rapid</text:p>
          </table:table-cell>
          <table:table-cell table:style-name="ce19" office:value-type="float" office:value="3">
            <text:p>3</text:p>
          </table:table-cell>
          <table:table-cell table:style-name="ce25" office:value-type="string">
            <text:p>6'</text:p>
          </table:table-cell>
          <table:table-cell table:number-columns-repeated="1019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6" office:value-type="float" office:value="226">
            <text:p>226.0</text:p>
          </table:table-cell>
          <table:table-cell table:style-name="ce13" office:value-type="string">
            <text:p>Diamond Creek Rapid</text:p>
          </table:table-cell>
          <table:table-cell table:style-name="ce21" office:value-type="string">
            <text:p>3-4</text:p>
          </table:table-cell>
          <table:table-cell table:style-name="ce26" office:value-type="string">
            <text:p>25'</text:p>
          </table:table-cell>
          <table:table-cell table:style-name="ce28" table:number-columns-repeated="1019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6" office:value-type="float" office:value="229">
            <text:p>229.0</text:p>
          </table:table-cell>
          <table:table-cell table:style-name="ce13" office:value-type="string">
            <text:p>Travertine Rapid</text:p>
          </table:table-cell>
          <table:table-cell table:style-name="ce22" office:value-type="float" office:value="2">
            <text:p>2</text:p>
          </table:table-cell>
          <table:table-cell table:style-name="ce26" office:value-type="string">
            <text:p>7'</text:p>
          </table:table-cell>
          <table:table-cell table:style-name="ce28" table:number-columns-repeated="1019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6" office:value-type="float" office:value="231">
            <text:p>231.0</text:p>
          </table:table-cell>
          <table:table-cell table:style-name="ce13" office:value-type="string">
            <text:p>231 Mile Rapid</text:p>
          </table:table-cell>
          <table:table-cell table:style-name="ce21" office:value-type="string">
            <text:p>4-7</text:p>
          </table:table-cell>
          <table:table-cell table:style-name="ce26" office:value-type="string">
            <text:p>12'</text:p>
          </table:table-cell>
          <table:table-cell table:style-name="ce28" table:number-columns-repeated="1019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6" office:value-type="float" office:value="232">
            <text:p>232.0</text:p>
          </table:table-cell>
          <table:table-cell table:style-name="ce13" office:value-type="string">
            <text:p>232 Mile Rapid</text:p>
          </table:table-cell>
          <table:table-cell table:style-name="ce21" office:value-type="string">
            <text:p>4-7</text:p>
          </table:table-cell>
          <table:table-cell table:style-name="ce26" office:value-type="string">
            <text:p>7'</text:p>
          </table:table-cell>
          <table:table-cell table:style-name="ce28" table:number-columns-repeated="1019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6" office:value-type="float" office:value="234">
            <text:p>234.0</text:p>
          </table:table-cell>
          <table:table-cell table:style-name="ce13" office:value-type="string">
            <text:p>234 Mile Rapid</text:p>
          </table:table-cell>
          <table:table-cell table:style-name="ce21" office:value-type="string">
            <text:p>3-6</text:p>
          </table:table-cell>
          <table:table-cell table:style-name="ce26" office:value-type="string">
            <text:p>5'</text:p>
          </table:table-cell>
          <table:table-cell table:style-name="ce28" table:number-columns-repeated="1019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16" office:value-type="float" office:value="235">
            <text:p>235.0</text:p>
          </table:table-cell>
          <table:table-cell table:style-name="ce13" office:value-type="string">
            <text:p>Bridge Canyon Rapid</text:p>
          </table:table-cell>
          <table:table-cell table:style-name="ce21" office:value-type="string">
            <text:p>3-5</text:p>
          </table:table-cell>
          <table:table-cell table:style-name="ce26" office:value-type="string">
            <text:p>10'</text:p>
          </table:table-cell>
          <table:table-cell table:style-name="ce28" table:number-columns-repeated="1019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5-03-20T19:48:26</meta:creation-date>
    <dc:date>2015-03-24T09:25:25</dc:date>
    <dc:creator>Steve </dc:creator>
    <meta:editing-duration>P3DT13H1M4S</meta:editing-duration>
    <meta:editing-cycles>7</meta:editing-cycles>
    <meta:generator>LibreOffice/3.5$Linux_x86 LibreOffice_project/350m1$Build-2</meta:generator>
    <meta:document-statistic meta:table-count="3" meta:cell-count="1468" meta:object-count="0"/>
  </office:meta>
</office:document-meta>
</file>